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center" style:justify-single-word="false"/>
      <style:text-properties fo:font-size="16pt" fo:font-weight="bold" officeooo:rsid="001e6f8f" officeooo:paragraph-rsid="001e6f8f" style:font-size-asian="16pt" style:font-weight-asian="bold" style:font-size-complex="16pt" style:font-weight-complex="bold"/>
    </style:style>
    <style:style style:name="P2" style:family="paragraph" style:parent-style-name="Standard">
      <style:paragraph-properties fo:margin-top="0.0398in" fo:margin-bottom="0.0398in" loext:contextual-spacing="false" fo:line-height="150%" fo:text-align="center" style:justify-single-word="false"/>
      <style:text-properties fo:font-size="16pt" fo:font-weight="bold" officeooo:rsid="002486ad" officeooo:paragraph-rsid="002486ad" style:font-size-asian="16pt" style:font-weight-asian="bold" style:font-size-complex="16pt" style:font-weight-complex="bold"/>
    </style:style>
    <style:style style:name="P3" style:family="paragraph" style:parent-style-name="Standard">
      <style:paragraph-properties fo:margin-top="0.0398in" fo:margin-bottom="0.0398in" loext:contextual-spacing="false" fo:line-height="150%"/>
      <style:text-properties fo:font-weight="bold" officeooo:rsid="00208204" officeooo:paragraph-rsid="00208204" style:font-weight-asian="bold" style:font-weight-complex="bold"/>
    </style:style>
    <style:style style:name="P4" style:family="paragraph" style:parent-style-name="Standard">
      <style:paragraph-properties fo:margin-top="0.0398in" fo:margin-bottom="0.0398in" loext:contextual-spacing="false" fo:line-height="150%" fo:text-align="center" style:justify-single-word="false"/>
      <style:text-properties fo:font-weight="bold" officeooo:paragraph-rsid="001e6f8f" style:font-weight-asian="bold" style:font-weight-complex="bold"/>
    </style:style>
    <style:style style:name="P5" style:family="paragraph" style:parent-style-name="Standard">
      <style:paragraph-properties fo:margin-top="0.0398in" fo:margin-bottom="0.0398in" loext:contextual-spacing="false" fo:line-height="150%"/>
      <style:text-properties fo:font-weight="bold" officeooo:paragraph-rsid="00208204" style:font-weight-asian="bold" style:font-weight-complex="bold"/>
    </style:style>
    <style:style style:name="P6" style:family="paragraph" style:parent-style-name="Standard">
      <style:paragraph-properties fo:margin-top="0.0398in" fo:margin-bottom="0.0398in" loext:contextual-spacing="false" fo:line-height="150%"/>
      <style:text-properties fo:font-weight="bold" officeooo:paragraph-rsid="00223595" style:font-weight-asian="bold" style:font-weight-complex="bold"/>
    </style:style>
    <style:style style:name="P7" style:family="paragraph" style:parent-style-name="Standard">
      <style:paragraph-properties fo:margin-top="0.0398in" fo:margin-bottom="0.0398in" loext:contextual-spacing="false" fo:line-height="150%"/>
      <style:text-properties fo:font-weight="bold" officeooo:rsid="00223595" officeooo:paragraph-rsid="00223595" style:font-weight-asian="bold" style:font-weight-complex="bold"/>
    </style:style>
    <style:style style:name="P8" style:family="paragraph" style:parent-style-name="Standard">
      <style:paragraph-properties fo:margin-top="0.0398in" fo:margin-bottom="0.0398in" loext:contextual-spacing="false" fo:line-height="150%" fo:text-align="start" style:justify-single-word="false"/>
      <style:text-properties fo:font-weight="bold" officeooo:rsid="00265806" officeooo:paragraph-rsid="002486ad" style:font-weight-asian="bold" style:font-weight-complex="bold"/>
    </style:style>
    <style:style style:name="P9" style:family="paragraph" style:parent-style-name="Standard">
      <style:paragraph-properties fo:margin-top="0.0398in" fo:margin-bottom="0.0398in" loext:contextual-spacing="false" fo:line-height="150%" fo:text-align="center" style:justify-single-word="false"/>
      <style:text-properties fo:font-size="14pt" fo:font-weight="bold" officeooo:rsid="001e6f8f" officeooo:paragraph-rsid="001e6f8f" style:font-size-asian="14pt" style:font-weight-asian="bold" style:font-size-complex="14pt" style:font-weight-complex="bold"/>
    </style:style>
    <style:style style:name="P10" style:family="paragraph" style:parent-style-name="Standard">
      <style:paragraph-properties fo:margin-top="0.0398in" fo:margin-bottom="0.0398in" loext:contextual-spacing="false" fo:line-height="150%" fo:text-align="center" style:justify-single-word="false"/>
      <style:text-properties fo:font-size="14pt" fo:font-weight="bold" officeooo:rsid="00208204" officeooo:paragraph-rsid="00208204" style:font-size-asian="14pt" style:font-weight-asian="bold" style:font-size-complex="14pt" style:font-weight-complex="bold"/>
    </style:style>
    <style:style style:name="P11" style:family="paragraph" style:parent-style-name="Standard">
      <style:paragraph-properties fo:margin-top="0.0398in" fo:margin-bottom="0.0398in" loext:contextual-spacing="false" fo:line-height="150%" fo:text-align="center" style:justify-single-word="false"/>
      <style:text-properties fo:font-size="14pt" fo:font-weight="bold" officeooo:rsid="00225ac8" officeooo:paragraph-rsid="00225ac8" style:font-size-asian="14pt" style:font-weight-asian="bold" style:font-size-complex="14pt" style:font-weight-complex="bold"/>
    </style:style>
    <style:style style:name="P12" style:family="paragraph" style:parent-style-name="Standard">
      <style:paragraph-properties fo:margin-top="0.0398in" fo:margin-bottom="0.0398in" loext:contextual-spacing="false" fo:line-height="150%"/>
      <style:text-properties officeooo:rsid="001e6f8f" officeooo:paragraph-rsid="001e6f8f"/>
    </style:style>
    <style:style style:name="P13" style:family="paragraph" style:parent-style-name="Standard">
      <style:paragraph-properties fo:margin-top="0.0398in" fo:margin-bottom="0.0398in" loext:contextual-spacing="false" fo:line-height="150%"/>
      <style:text-properties officeooo:rsid="00208204" officeooo:paragraph-rsid="00208204"/>
    </style:style>
    <style:style style:name="P14" style:family="paragraph" style:parent-style-name="Standard">
      <style:paragraph-properties fo:margin-top="0.0398in" fo:margin-bottom="0.0398in" loext:contextual-spacing="false" fo:line-height="150%"/>
      <style:text-properties officeooo:paragraph-rsid="00208204"/>
    </style:style>
    <style:style style:name="P15" style:family="paragraph" style:parent-style-name="Standard">
      <style:paragraph-properties fo:margin-top="0.0398in" fo:margin-bottom="0.0398in" loext:contextual-spacing="false" fo:line-height="150%"/>
      <style:text-properties officeooo:rsid="00223595" officeooo:paragraph-rsid="00223595"/>
    </style:style>
    <style:style style:name="P16" style:family="paragraph" style:parent-style-name="Standard">
      <style:paragraph-properties fo:margin-top="0.0398in" fo:margin-bottom="0.0398in" loext:contextual-spacing="false" fo:line-height="150%"/>
      <style:text-properties officeooo:rsid="00225ac8" officeooo:paragraph-rsid="00225ac8"/>
    </style:style>
    <style:style style:name="P17" style:family="paragraph" style:parent-style-name="Standard">
      <style:paragraph-properties fo:margin-top="0.0398in" fo:margin-bottom="0.0398in" loext:contextual-spacing="false" fo:line-height="150%" fo:text-align="start" style:justify-single-word="false"/>
      <style:text-properties fo:font-weight="normal" officeooo:rsid="002486ad" officeooo:paragraph-rsid="002486ad" style:font-weight-asian="normal" style:font-weight-complex="normal"/>
    </style:style>
    <style:style style:name="P18" style:family="paragraph" style:parent-style-name="Standard">
      <style:paragraph-properties fo:margin-top="0.0398in" fo:margin-bottom="0.0398in" loext:contextual-spacing="false" fo:line-height="150%" fo:text-align="center" style:justify-single-word="false"/>
      <style:text-properties fo:font-size="32pt" fo:font-weight="bold" officeooo:rsid="001e6f8f" officeooo:paragraph-rsid="001e6f8f" style:font-size-asian="32pt" style:font-weight-asian="bold" style:font-size-complex="32pt" style:font-weight-complex="bold"/>
    </style:style>
    <style:style style:name="P19" style:family="paragraph" style:parent-style-name="Standard">
      <style:paragraph-properties fo:margin-top="0.0398in" fo:margin-bottom="0.0398in" loext:contextual-spacing="false" fo:line-height="150%" fo:text-align="center" style:justify-single-word="false" fo:break-before="page"/>
      <style:text-properties fo:font-size="14pt" fo:font-weight="bold" officeooo:rsid="002486ad" officeooo:paragraph-rsid="002486ad" style:font-size-asian="14pt" style:font-weight-asian="bold" style:font-size-complex="14pt" style:font-weight-complex="bold"/>
    </style:style>
    <style:style style:name="P20" style:family="paragraph" style:parent-style-name="Standard">
      <style:paragraph-properties fo:margin-top="0.0398in" fo:margin-bottom="0.0398in" loext:contextual-spacing="false" fo:line-height="150%" fo:text-align="center" style:justify-single-word="false" fo:break-before="page"/>
      <style:text-properties fo:font-size="14pt" fo:font-weight="bold" officeooo:rsid="001e6f8f" officeooo:paragraph-rsid="001e6f8f" style:font-size-asian="14pt" style:font-weight-asian="bold" style:font-size-complex="14pt" style:font-weight-complex="bold"/>
    </style:style>
    <style:style style:name="P21" style:family="paragraph" style:parent-style-name="Standard">
      <style:paragraph-properties fo:margin-top="0.0398in" fo:margin-bottom="0.0398in" loext:contextual-spacing="false" fo:line-height="150%"/>
      <style:text-properties fo:font-weight="bold" officeooo:rsid="0020c7b8" officeooo:paragraph-rsid="00223595" style:font-weight-asian="bold" style:font-weight-complex="bold"/>
    </style:style>
    <style:style style:name="P22" style:family="paragraph" style:parent-style-name="Standard">
      <style:paragraph-properties fo:margin-top="0.0398in" fo:margin-bottom="0.0398in" loext:contextual-spacing="false" fo:line-height="150%"/>
      <style:text-properties fo:font-weight="bold" officeooo:rsid="00223595" officeooo:paragraph-rsid="00223595" style:font-weight-asian="bold" style:font-weight-complex="bold"/>
    </style:style>
    <style:style style:name="P23" style:family="paragraph" style:parent-style-name="Standard">
      <style:paragraph-properties fo:margin-top="0.0398in" fo:margin-bottom="0.0398in" loext:contextual-spacing="false" fo:line-height="150%" fo:text-align="start" style:justify-single-word="false"/>
      <style:text-properties fo:font-size="12pt" fo:font-weight="normal" officeooo:paragraph-rsid="0027ece9" style:font-size-asian="10.5pt" style:font-weight-asian="normal" style:font-size-complex="12pt" style:font-weight-complex="normal"/>
    </style:style>
    <style:style style:name="T1" style:family="text">
      <style:text-properties officeooo:rsid="001f4bc9"/>
    </style:style>
    <style:style style:name="T2" style:family="text">
      <style:text-properties officeooo:rsid="00208204"/>
    </style:style>
    <style:style style:name="T3" style:family="text">
      <style:text-properties fo:font-weight="normal" style:font-weight-asian="normal" style:font-weight-complex="normal"/>
    </style:style>
    <style:style style:name="T4" style:family="text">
      <style:text-properties fo:font-weight="normal" officeooo:rsid="0020c7b8" style:font-weight-asian="normal" style:font-weight-complex="normal"/>
    </style:style>
    <style:style style:name="T5" style:family="text">
      <style:text-properties fo:font-weight="normal" officeooo:rsid="00223595" style:font-weight-asian="normal" style:font-weight-complex="normal"/>
    </style:style>
    <style:style style:name="T6" style:family="text">
      <style:text-properties fo:font-weight="normal" officeooo:rsid="00208204" style:font-weight-asian="normal" style:font-weight-complex="normal"/>
    </style:style>
    <style:style style:name="T7" style:family="text">
      <style:text-properties fo:font-weight="normal" officeooo:rsid="00225ac8" style:font-weight-asian="normal" style:font-weight-complex="normal"/>
    </style:style>
    <style:style style:name="T8" style:family="text">
      <style:text-properties fo:font-weight="normal" officeooo:rsid="002486ad" style:font-weight-asian="normal" style:font-weight-complex="normal"/>
    </style:style>
    <style:style style:name="T9" style:family="text">
      <style:text-properties fo:font-weight="bold" officeooo:rsid="00223595" style:font-weight-asian="bold" style:font-weight-complex="bold"/>
    </style:style>
    <style:style style:name="T10" style:family="text">
      <style:text-properties fo:font-weight="bold" officeooo:rsid="00225ac8" style:font-weight-asian="bold" style:font-weight-complex="bold"/>
    </style:style>
    <style:style style:name="T11" style:family="text">
      <style:text-properties officeooo:rsid="0020c7b8"/>
    </style:style>
    <style:style style:name="T12" style:family="text">
      <style:text-properties officeooo:rsid="00223595"/>
    </style:style>
    <style:style style:name="T13" style:family="text">
      <style:text-properties officeooo:rsid="00225ac8"/>
    </style:style>
    <style:style style:name="T14" style:family="text">
      <style:text-properties officeooo:rsid="00240e9e"/>
    </style:style>
    <style:style style:name="T15" style:family="text">
      <style:text-properties officeooo:rsid="002486ad"/>
    </style:style>
    <style:style style:name="T16" style:family="text">
      <style:text-properties officeooo:rsid="00265806"/>
    </style:style>
    <style:style style:name="T17" style:family="text">
      <style:text-properties officeooo:rsid="00273ad3"/>
    </style:style>
    <style:style style:name="T18" style:family="text">
      <style:text-properties officeooo:rsid="0027ec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8"/>
      <text:p text:style-name="P18"/>
      <text:p text:style-name="P18">User guide</text:p>
      <text:p text:style-name="P18"/>
      <text:p text:style-name="P18"/>
      <text:p text:style-name="P2">Web Application:</text:p>
      <text:p text:style-name="P2">Internal Enterprise System</text:p>
      <text:p text:style-name="P1"/>
      <text:p text:style-name="P1"/>
      <text:p text:style-name="P8"/>
      <text:p text:style-name="P19">Contents: </text:p>
      <text:p text:style-name="P17">1. About<text:tab/><text:tab/><text:tab/><text:tab/><text:tab/><text:tab/><text:tab/><text:tab/><text:tab/><text:tab/><text:tab/><text:span text:style-name="T16">3</text:span></text:p>
      <text:p text:style-name="P17">2. View modules<text:tab/><text:tab/><text:tab/><text:tab/><text:tab/><text:tab/><text:tab/><text:tab/><text:tab/><text:tab/><text:span text:style-name="T16">3</text:span></text:p>
      <text:p text:style-name="P17">3. Utility<text:tab/><text:tab/><text:tab/><text:tab/><text:tab/><text:tab/><text:tab/><text:tab/><text:tab/><text:tab/><text:tab/><text:span text:style-name="T16">4</text:span></text:p>
      <text:p text:style-name="P17"/>
      <text:p text:style-name="P4"/>
      <text:p text:style-name="P9"/>
      <text:p text:style-name="P20">1. About</text:p>
      <text:p text:style-name="P12"/>
      <text:p text:style-name="P12"><text:tab/>Internal Enterprise System is a Web application <text:span text:style-name="T14">where </text:span>basic function is to provide feedback <text:span text:style-name="T14">between employees</text:span> to evaluate <text:s/>performance. Constructive feedbacks are <text:span text:style-name="T1">designed to improve employee performance. Managers can implement necessary activities to strenghten team, improve performance and address behavioral issues.</text:span></text:p>
      <text:p text:style-name="P12"><text:tab/><text:span text:style-name="T14">In this web application f</text:span>eedback fields are linked to <text:span text:style-name="T1">scoring</text:span> <text:span text:style-name="T1">points</text:span> which are assigned to employee which is being rated. In this way employee’s performance is rated by total score, which is a sum <text:span text:style-name="T1">of points </text:span>from all feedbacks provided. <text:span text:style-name="T2">Scoring system is used to implement prizing for employees with high <text:s/>scores. </text:span></text:p>
      <text:p text:style-name="P12"><text:tab/><text:span text:style-name="T15">This Web application has functions for administrator and regular user.</text:span></text:p>
      <text:p text:style-name="P13"><text:tab/>Regular user mode allows user to retriew data such as personal score, comments from received feedbacks, <text:s/><text:span text:style-name="T11">check employee list and submit feedbacks.</text:span></text:p>
      <text:p text:style-name="P13"><text:tab/><text:span text:style-name="T11">Administrator mode allows to update employee information, delete users, add new entries, access database as well as accessing regular user mode functions.</text:span></text:p>
      <text:p text:style-name="P12"/>
      <text:p text:style-name="P10">2. View modules</text:p>
      <text:p text:style-name="P3"/>
      <text:p text:style-name="P3"><text:tab/><text:span text:style-name="T3">Web Application </text:span><text:span text:style-name="T5">has several view modules. Each view has a common navigation bar, except login view. Navigation bar includes reference links to main modules </text:span><text:span text:style-name="T7">and Sign out button which redirects user back to login page where new signing in can be made.</text:span><text:span text:style-name="T5"> </text:span><text:span text:style-name="T3"><text:s/></text:span><text:span text:style-name="T5">There are</text:span><text:span text:style-name="T3"> following view modules:</text:span></text:p>
      <text:p text:style-name="P3"><text:tab/>2.1. <text:s/><text:span text:style-name="T12">Login view</text:span></text:p>
      <text:p text:style-name="P3"><text:tab/><text:span text:style-name="T5">It displays login window where user has to enter user credentials to log in and access </text:span><text:span text:style-name="T8">further</text:span><text:span text:style-name="T5"> modules. </text:span></text:p>
      <text:p text:style-name="P21"><text:tab/>2.2. Home view</text:p>
      <text:p text:style-name="P6"><text:span text:style-name="T6"><text:tab/>It displays </text:span><text:span text:style-name="T4">home</text:span><text:span text:style-name="T6"> view from where user can access </text:span><text:span text:style-name="T4">logbook, list of submitted feedbacks </text:span><text:span text:style-name="T8">and </text:span><text:span text:style-name="T4"><text:s/>list of </text:span><text:span text:style-name="T8">all </text:span><text:span text:style-name="T4">employees.</text:span></text:p>
      <text:p text:style-name="P7"><text:soft-page-break/><text:tab/>2.3. Logbook view</text:p>
      <text:p text:style-name="P14"><text:tab/><text:span text:style-name="T11">It displays total score for user, additional comments/compliments which are retrieved from feedback forms submitted by other users which assessed this particular user.</text:span></text:p>
      <text:p text:style-name="P5"><text:tab/><text:span text:style-name="T12">2.3. <text:s/>Completed forms view</text:span></text:p>
      <text:p text:style-name="P14"><text:tab/><text:span text:style-name="T12">It displays list of employees to whom particular user has submitted feedback. </text:span></text:p>
      <text:p text:style-name="P14"><text:span text:style-name="T12"><text:tab/></text:span><text:span text:style-name="T9">2.4. Employee list view</text:span></text:p>
      <text:p text:style-name="P15"><text:tab/>It displays <text:span text:style-name="T15">employee</text:span> list <text:span text:style-name="T15">named Contact list</text:span>. In this view user can <text:span text:style-name="T15">choose employee and </text:span>open <text:span text:style-name="T15">link to </text:span>feedback <text:span text:style-name="T15">form</text:span> to rate particular employee. In admin mode administrator can view information about each employee.</text:p>
      <text:p text:style-name="P7"><text:tab/>2.4. Feedback form <text:span text:style-name="T13">view</text:span></text:p>
      <text:p text:style-name="P15"><text:tab/>It displays feedback form which user has to fill and submit. Feedback form’<text:span text:style-name="T15">s</text:span> fields <text:span text:style-name="T13">are required to be completed. Scores are assigned to specific employee according to feedback form fields. </text:span></text:p>
      <text:p text:style-name="P15"><text:span text:style-name="T13"><text:tab/></text:span><text:span text:style-name="T10">2.5. Employee details view</text:span></text:p>
      <text:p text:style-name="P16"><text:tab/>This module is accessible only in admin mode. It displays employee details from database. It contains two functions: <text:s/>update employee information or delete employee entry.</text:p>
      <text:p text:style-name="P16"><text:tab/></text:p>
      <text:p text:style-name="P11">3. <text:span text:style-name="T14">Utility</text:span></text:p>
      <text:p text:style-name="P23"><text:tab/><text:span text:style-name="T17">To execute this web application it is required to have Java Runtime Environment installed in workspace. Web application is provided to user in JAR file. To start application, unarchive JAR file, execute LegalspyApplication.class file. Open web browser where specific IP address has to be used. This will link user to login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4:06:27.986623590</meta:creation-date>
    <dc:date>2019-08-29T15:53:05.517891385</dc:date>
    <meta:editing-duration>PT7M28S</meta:editing-duration>
    <meta:editing-cycles>2</meta:editing-cycles>
    <meta:generator>LibreOffice/5.1.6.2$Linux_X86_64 LibreOffice_project/10m0$Build-2</meta:generator>
    <meta:document-statistic meta:table-count="0" meta:image-count="0" meta:object-count="0" meta:page-count="4" meta:paragraph-count="33" meta:word-count="458" meta:character-count="2982" meta:non-whitespace-character-count="2491"/>
  </office:meta>
</office:document-meta>
</file>